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ono" svg:font-family="Mono" style:font-pitch="fixed"/>
    <style:font-face style:name="Monospace" svg:font-family="Monospace" style:font-pitch="fixed"/>
    <style:font-face style:name="Liberation Sans2" svg:font-family="'Liberation Sans'" style:font-pitch="variable"/>
    <style:font-face style:name="Mono1" svg:font-family="Mono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_5f_-outline1">
      <style:graphic-properties fo:min-height="10.001cm"/>
      <style:paragraph-properties style:writing-mode="lr-tb"/>
    </style:style>
    <style:style style:name="pr6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paragraph-properties fo:margin-left="0cm" fo:margin-right="0cm" fo:margin-top="0.374cm" fo:margin-bottom="0cm" fo:text-align="center" fo:text-indent="0cm" style:writing-mode="lr-tb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ffff00"/>
    </style:style>
    <style:style style:name="T3" style:family="text">
      <style:text-properties style:font-name="Mono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Mono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onospace"/>
    </style:style>
    <style:style style:name="T6" style:family="text">
      <style:text-properties style:font-name="Monospace" fo:background-color="#ffff00"/>
    </style:style>
    <style:style style:name="T7" style:family="text">
      <style:text-properties style:font-name="Liberation Sans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XAMPP i CGI skrip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XAMPP kruzenje:</text:p>
              </text:list-item>
              <text:list-item>
                <text:p>Kako bi se izbjeglo instaliranje i podizanje baze, vizualnog sucelja za bazu i servera, koristio se gotovi skup tehnologija XAMPP (cross-platform Apache + MariaDB + PHP + Pearl)</text:p>
              </text:list-item>
              <text:list-item>
                <text:p text:style-name="P3">Pokrenuti XAMPP (putem XAMPP kontrol panela)</text:p>
              </text:list-item>
              <text:list-item>
                <text:p text:style-name="P3">Start-ati Apache server</text:p>
              </text:list-item>
              <text:list-item>
                <text:p text:style-name="P3">Po defaultu Apache ce posluziti resurse koji se nalaze u XAMPP/htdocs direktoriju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Resurse je potrebno zatraziti iz preglednika preko URL-a</text:p>
              </text:list-item>
              <text:list-item>
                <text:p text:style-name="P3">Preglednik zna interpretirati HTML, no ostali tipovi resursa ce biti prikazani u svom izvornom obliku.</text:p>
              </text:list-item>
              <text:list-item>
                <text:p text:style-name="P3">Ukoliko nije navedena putanja na specificni resurs, po defaultu ce se vratiti „index.html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Po defaultu je XAMPP iskonfiguriran tako da se u htdocs direktorij moze staviti skripta koja ima ekstenziju php, te ce se ona izvrsiti od strane php modula (koji je dio XAMPP paketa), a njezin output ce biti poslan pregledniku</text:p>
              </text:list-item>
              <text:list-item>
                <text:p text:style-name="P3">Ako se upisivanjem URL-a u pregledniku pokusa zatraziti skripta sa ekstenzijom .py (ili bilo kojom drugom), vratiti ce se sadrzaj iste bez interpretiran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XAMPP je po defaultu iskonfiguriran tako da se u cgi-bin folder stavljaju skripte koje ce se, prije nego se posalju u preglednik, pokusati izvrsiti kao bash skripta </text:span>(ovo je moguce izmijeniti u konfiguracijskoj datoteci)</text:p>
              </text:list-item>
              <text:list-item>
                <text:p>Buduci da je u prvoj liniji definiran <text:span text:style-name="T2">#!</text:span> <text:s/>znak, i nakon njega putanja na intepreter, bash ce pokusati izvrsiti skriptu s tim interpreterom. Rezultat interpretiranja (output) ce biti poslan klijentu (u nasem slucaju je to preglednik).</text:p>
              </text:list-item>
              <text:list-item>
                <text:p text:style-name="P3"><text:span text:style-name="T2">voditi racuna o tome koja je lokacija python.exe na racunalu sa kojeg se pokrece projekt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>
          <draw:text-box>
            <text:list text:style-name="L2">
              <text:list-item>
                <text:p>U primjeru test1.py primjetiti ispis „okruzenja” (os.environ)</text:p>
              </text:list-item>
              <text:list-item>
                <text:p>Http server ubacuje razne informacije o zahtjevu u okruzenje u kojem ce izvrsiti skriptu, izvrsava je, i njen izlaz salje klijentu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'SERVER_SOFTWARE': 'Apache/2.4.46 (Win64) OpenSSL/1.1.1g 'SERVER_NAME': 'localhost'</text:p>
                <text:p>'SERVER_ADDR': '127.0.0.1', 'SERVER_PORT': '80', 'DOCUMENT_ROOT': 'C:/xampp/htdocs', </text:p>
                <text:p>'REQUEST_SCHEME': 'http'</text:p>
                <text:p>'CONTEXT_PREFIX': '/cgi-bin/', 'CONTEXT_DOCUMENT_ROOT': 'C:/xampp/cgi-bin/',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3">'SCRIPT_FILENAME': 'C:/xampp/cgi-bin/HTML_forme/test1.py', <text:s/></text:p>
                <text:p text:style-name="P3">'SERVER_PROTOCOL': 'HTTP/1.1'</text:p>
                <text:p text:style-name="P3">'REQUEST_METHOD': 'GET'</text:p>
                <text:p text:style-name="P3">'QUERY_STRING': ''</text:p>
                <text:p text:style-name="P3">'REQUEST_URI': '/cgi-bin/HTML_forme/test1.py', </text:p>
                <text:p text:style-name="P3">'SCRIPT_NAME': '/cgi-bin/HTML_forme/test1.py',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3">'PYTHONUSERBASE': 'C:\\Users\\Marina\\AppData\\Local\Packages\\PythonSoftwareFoundation.Python.3.8_qbz5n2kfra8p0\\LocalCache\\local-packages'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Output CGI skripte se sastoji od dva dijela koja su odvojena praznom linijom. <text:span text:style-name="T2">Prvi dio definira zaglavlja</text:span> (koji tipovi podataka sljede) npr.</text:p>
                <text:p text:style-name="P3"><text:span text:style-name="T3">print("Content-Type: text/html") <text:s/>#tip podataka</text:span></text:p>
                <text:p text:style-name="P3"><text:span text:style-name="T4">print("</text:span><text:span text:style-name="T3">") #prazna linija-kraj zaglavlj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2">Drugi dio je obicno HTML</text:span> (ovo je dio koda)</text:p>
                <text:p text:style-name="P3"><text:span text:style-name="T5">print("&lt;TITLE&gt;CGI script output&lt;/TITLE&gt;")</text:span></text:p>
                <text:p text:style-name="P3"><text:span text:style-name="T5">print("&lt;H1&gt;This is my first CGI script&lt;/H1&gt;")</text:span></text:p>
                <text:p text:style-name="P3"><text:span text:style-name="T5">print("Hello, world!"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1">Za dohvacanje podataka sa forme koja se submit-ala koristi se </text:span>FieldStorage</text:p>
                <text:p text:style-name="P3"><text:span text:style-name="T5">form = cgi.FieldStorage()</text:span></text:p>
                <text:p text:style-name="P3"><text:span text:style-name="T5">print("&lt;p&gt;name:", form["name"].value)</text:span></text:p>
                <text:p text:style-name="P3"><text:span text:style-name="T5">print("&lt;p&gt;addr:", form["addr"].value)</text:span></text:p>
              </text:list-item>
              <text:list-item>
                <text:p>Mogu se koristiti i sucelja (interface) vise razine npr.</text:p>
                <text:p text:style-name="P3"><text:span text:style-name="T5">form = cgi.FieldStorage()</text:span></text:p>
                <text:p><text:span text:style-name="T5">item = form.</text:span><text:span text:style-name="T6">getvalue</text:span><text:span text:style-name="T5">("item")</text:span></text:p>
              </text:list-item>
              <text:list-item>
                <text:p text:style-name="P3"><text:span text:style-name="T7">https://docs.python.org/3/library/cgi.html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list text:style-name="L2">
              <text:list-item>
                <text:p text:style-name="P4">Request-response</text:p>
              </text:list-item>
            </text:list>
          </draw:text-box>
        </draw:frame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rimjer test2.py</text:p>
              </text:list-item>
              <text:list-item>
                <text:p><text:span text:style-name="T1">Primjetiti koji tip request-a je napravljen kada se sa servera zatrazi ovaj resurs upisivanjem imena skripte </text:span>(test2.py) u URL <text:s text:c="2"/>(napravljen je GET request)</text:p>
              </text:list-item>
              <text:list-item>
                <text:p>U action atributu od HTML forme se definira lokacija resursa na kojeg ce se napraviti request (test3.py)</text:p>
              </text:list-item>
              <text:list-item>
                <text:p>Kada se u <text:span text:style-name="T8">action</text:span> atributu od HTML forme ne definira vrijednost, tada se prilikom submit-anja forme napravi request na istu skriptu (test2.py)</text:p>
              </text:list-item>
              <text:list-item>
                <text:p text:style-name="P3"><text:span text:style-name="T1">Tip requesta se definira u </text:span><text:span text:style-name="T9">method</text:span> atributu od html for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>
          <draw:text-box>
            <text:list text:style-name="L2">
              <text:list-item>
                <text:p>test3.py</text:p>
              </text:list-item>
              <text:list-item>
                <text:p>Buduci da se na test3.py napravio post zahtjev iz skripte test2.py, vidljivi su post paramteri skripte test2.py params.getvalue("<text:span text:style-name="T2">firstname</text:span>")</text:p>
              </text:list-item>
              <text:list-item>
                <text:p text:style-name="P3">Pogledati page source i primjetiti inpute tipa h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est4.py</text:p>
              </text:list-item>
              <text:list-item>
                <text:p>Submit-anjem forme (test3.py) radi se zahtjev resurs test4.py</text:p>
              </text:list-item>
              <text:list-item>
                <text:p>Buduci da je post parametar pod imenom „firstname” dio forme u skripti test3.py (pogledati hidden input), skripta test4.py ima uvid u njega. Saznanje o svim drugim parametrima koji su dio skripte test2.py se gube (jer je HTTP zahtjev stateless). Primjetiti kako parametar „lastname” iz skripte test2.py nije vidljiv u skripti test4.py.</text:p>
              </text:list-item>
              <text:list-item>
                <text:p><text:span text:style-name="T1">Jedan od mehanizama kako pratiti korisnikove radnje na web mjestu je putem hidden inputa (vidjeti sto je ispis u </text:span>upisi_list.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ono" svg:font-family="Mono" style:font-pitch="fixed"/>
    <style:font-face style:name="Monospace" svg:font-family="Monospace" style:font-pitch="fixed"/>
    <style:font-face style:name="Liberation Sans2" svg:font-family="'Liberation Sans'" style:font-pitch="variable"/>
    <style:font-face style:name="Mono1" svg:font-family="Mono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9T13:30:19.221000000</meta:creation-date>
    <meta:editing-duration>PT1H10M7S</meta:editing-duration>
    <meta:editing-cycles>13</meta:editing-cycles>
    <meta:generator>LibreOffice/7.0.4.2$Windows_X86_64 LibreOffice_project/dcf040e67528d9187c66b2379df5ea4407429775</meta:generator>
    <dc:title>Blue Curve</dc:title>
    <dc:date>2022-03-14T17:04:42.353000000</dc:date>
    <meta:document-statistic meta:object-count="94"/>
  </office:meta>
</office:document-meta>
</file>